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62cm" fo:min-width="9.3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62cm" fo:min-width="6.3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62cm" fo:min-width="6.5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7.4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466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ff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0000" draw:marker-start="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style:paragraph-properties fo:text-align="center"/>
      <style:text-properties style:font-name="DejaVu Sans"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style:font-name="DejaVu Sans"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DejaVu Sans"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DejaVu Sans" fo:font-size="9pt" style:font-size-asian="9pt" style:font-size-complex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cm" svg:height="1cm" svg:x="10cm" svg:y="5cm">
          <text:p text:style-name="P1"><text:span text:style-name="T1">g++ build/* -ll -ly -fopenmp -O2 -o $</text:span><text:span text:style-name="T1">(GCC_OUTP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1cm" svg:x="3.5cm" svg:y="10cm">
          <text:p text:style-name="P3"><text:span text:style-name="T2">m</text:span><text:span text:style-name="T2">k</text:span><text:span text:style-name="T2">d</text:span><text:span text:style-name="T2">i</text:span><text:span text:style-name="T2">r </text:span><text:span text:style-name="T2">-</text:span><text:span text:style-name="T2">p</text:span><text:span text:style-name="T2"> </text:span><text:span text:style-name="T1">b</text:span><text:span text:style-name="T1">u</text:span><text:span text:style-name="T1">il</text:span><text:span text:style-name="T1">d</text:span></text:p>
          <text:p text:style-name="P1"><text:span text:style-name="T1">l</text:span><text:span text:style-name="T1">e</text:span><text:span text:style-name="T1">x </text:span><text:span text:style-name="T1">-</text:span><text:span text:style-name="T1">o </text:span><text:span text:style-name="T1">$</text:span><text:span text:style-name="T1">(</text:span><text:span text:style-name="T1">L</text:span><text:span text:style-name="T1">E</text:span><text:span text:style-name="T1">X</text:span><text:span text:style-name="T1">_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) </text:span><text:span text:style-name="T1">$</text:span><text:span text:style-name="T1">(</text:span><text:span text:style-name="T1">L</text:span><text:span text:style-name="T1">E</text:span><text:span text:style-name="T1">X</text:span><text:span text:style-name="T1">_</text:span><text:span text:style-name="T1">I</text:span><text:span text:style-name="T1">N</text:span><text:span text:style-name="T1">P</text:span><text:span text:style-name="T1">U</text:span><text:span text:style-name="T1">T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2cm" svg:height="1cm" svg:x="11.4cm" svg:y="10cm">
          <text:p text:style-name="P3"><text:span text:style-name="T2">m</text:span><text:span text:style-name="T2">k</text:span><text:span text:style-name="T2">d</text:span><text:span text:style-name="T2">ir </text:span><text:span text:style-name="T2">-</text:span><text:span text:style-name="T2">p </text:span><text:span text:style-name="T1">b</text:span><text:span text:style-name="T1">u</text:span><text:span text:style-name="T1">il</text:span><text:span text:style-name="T1">d</text:span></text:p>
          <text:p text:style-name="P1"><text:span text:style-name="T1">b</text:span><text:span text:style-name="T1">i</text:span><text:span text:style-name="T1">s</text:span><text:span text:style-name="T1">o</text:span><text:span text:style-name="T1">n </text:span><text:span text:style-name="T1">-</text:span><text:span text:style-name="T1">d </text:span><text:span text:style-name="T1">$</text:span><text:span text:style-name="T1">(</text:span><text:span text:style-name="T1">Y</text:span><text:span text:style-name="T1">A</text:span><text:span text:style-name="T1">C</text:span><text:span text:style-name="T1">C</text:span><text:span text:style-name="T1">_</text:span><text:span text:style-name="T1">I</text:span><text:span text:style-name="T1">N</text:span><text:span text:style-name="T1">P</text:span><text:span text:style-name="T1">U</text:span><text:span text:style-name="T1">T</text:span><text:span text:style-name="T1">) </text:span><text:span text:style-name="T1">-</text:span><text:span text:style-name="T1">o </text:span><text:span text:style-name="T1">$</text:span><text:span text:style-name="T1">(</text:span><text:span text:style-name="T1">Y</text:span><text:span text:style-name="T1">A</text:span><text:span text:style-name="T1">C</text:span><text:span text:style-name="T1">C</text:span><text:span text:style-name="T1">_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7cm" svg:height="1cm" svg:x="19.5cm" svg:y="10cm">
          <text:p text:style-name="P4"><text:span text:style-name="T1">m</text:span><text:span text:style-name="T1">k</text:span><text:span text:style-name="T1">d</text:span><text:span text:style-name="T1">i</text:span><text:span text:style-name="T1">r </text:span><text:span text:style-name="T1">-</text:span><text:span text:style-name="T1">p</text:span><text:span text:style-name="T1"> </text:span><text:span text:style-name="T1">b</text:span><text:span text:style-name="T1">u</text:span><text:span text:style-name="T1">il</text:span><text:span text:style-name="T1">d</text:span></text:p>
          <text:p text:style-name="P5"><text:span text:style-name="T2">c</text:span><text:span text:style-name="T2">p</text:span><text:span text:style-name="T2"> </text:span><text:span text:style-name="T2">$</text:span><text:span text:style-name="T2">(</text:span><text:span text:style-name="T2">O</text:span><text:span text:style-name="T2">T</text:span><text:span text:style-name="T2">H</text:span><text:span text:style-name="T2">E</text:span><text:span text:style-name="T2">R</text:span><text:span text:style-name="T2">_</text:span><text:span text:style-name="T2">I</text:span><text:span text:style-name="T2">N</text:span><text:span text:style-name="T2">P</text:span><text:span text:style-name="T2">U</text:span><text:span text:style-name="T2">T</text:span><text:span text:style-name="T2">) </text:span><text:span text:style-name="T1">b</text:span><text:span text:style-name="T1">u</text:span><text:span text:style-name="T1">il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6cm" svg:height="2cm" svg:x="12cm" svg:y="2cm">
          <text:p text:style-name="P7"><text:span text:style-name="T3">$</text:span><text:span text:style-name="T3">(</text:span><text:span text:style-name="T3">G</text:span><text:span text:style-name="T3">C</text:span><text:span text:style-name="T3">C</text:span><text:span text:style-name="T3">_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)</text:span></text:p>
          <text:p text:style-name="P7"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_</text:span><text:span text:style-name="T4">t</text:span><text:span text:style-name="T4">e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2cm" svg:x="4cm" svg:y="7cm">
          <text:p text:style-name="P7"><text:span text:style-name="T3">$</text:span><text:span text:style-name="T3">(</text:span><text:span text:style-name="T3">L</text:span><text:span text:style-name="T3">E</text:span><text:span text:style-name="T3">X</text:span><text:span text:style-name="T3">_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)</text:span></text:p>
          <text:p text:style-name="P7"><text:span text:style-name="T4">b</text:span><text:span text:style-name="T4">u</text:span><text:span text:style-name="T4">i</text:span><text:span text:style-name="T4">l</text:span><text:span text:style-name="T4">d</text:span><text:span text:style-name="T4">/</text:span><text:span text:style-name="T4">l</text:span><text:span text:style-name="T4">e</text:span><text:span text:style-name="T4">x</text:span><text:span text:style-name="T4">.</text:span><text:span text:style-name="T4">y</text:span><text:span text:style-name="T4">y</text:span><text:span text:style-name="T4">.</text:span><text:span text:style-name="T4">c</text:span><text:span text:style-name="T4">p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cm" svg:height="2cm" svg:x="12cm" svg:y="7cm">
          <text:p text:style-name="P7"><text:span text:style-name="T3">$</text:span><text:span text:style-name="T3">(</text:span><text:span text:style-name="T3">Y</text:span><text:span text:style-name="T3">A</text:span><text:span text:style-name="T3">C</text:span><text:span text:style-name="T3">C</text:span><text:span text:style-name="T3">_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)</text:span></text:p>
          <text:p text:style-name="P7"><text:span text:style-name="T4">b</text:span><text:span text:style-name="T4">ui</text:span><text:span text:style-name="T4">ld</text:span><text:span text:style-name="T4">/</text:span><text:span text:style-name="T4">y.</text:span><text:span text:style-name="T4">ta</text:span><text:span text:style-name="T4">b.</text:span><text:span text:style-name="T4">c</text:span><text:span text:style-name="T4">p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cm" svg:height="2cm" svg:x="19cm" svg:y="7cm">
          <text:p text:style-name="P7"><text:span text:style-name="T3">$</text:span><text:span text:style-name="T3">(</text:span><text:span text:style-name="T3">O</text:span><text:span text:style-name="T3">T</text:span><text:span text:style-name="T3">H</text:span><text:span text:style-name="T3">E</text:span><text:span text:style-name="T3">R</text:span><text:span text:style-name="T3">_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)</text:span></text:p>
          <text:p text:style-name="P7"><text:span text:style-name="T5">b</text:span><text:span text:style-name="T5">u</text:span><text:span text:style-name="T5">il</text:span><text:span text:style-name="T5">d</text:span><text:span text:style-name="T5">/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e</text:span><text:span text:style-name="T5">.</text:span><text:span text:style-name="T5">c</text:span><text:span text:style-name="T5">p</text:span><text:span text:style-name="T5">p </text:span><text:span text:style-name="T6">b</text:span><text:span text:style-name="T6">u</text:span><text:span text:style-name="T6">il</text:span><text:span text:style-name="T6">d</text:span><text:span text:style-name="T6">/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e</text:span><text:span text:style-name="T6">.</text:span><text:span text:style-name="T6">h</text:span><text:span text:style-name="T6">p</text:span><text:span text:style-name="T6">p</text:span></text:p>
          <text:p text:style-name="P7"><text:span text:style-name="T6">b</text:span><text:span text:style-name="T6">u</text:span><text:span text:style-name="T6">il</text:span><text:span text:style-name="T6">d</text:span><text:span text:style-name="T6">/</text:span><text:span text:style-name="T6">G</text:span><text:span text:style-name="T6">e</text:span><text:span text:style-name="T6">s</text:span><text:span text:style-name="T6">ti</text:span><text:span text:style-name="T6">o</text:span><text:span text:style-name="T6">n</text:span><text:span text:style-name="T6">.</text:span><text:span text:style-name="T6">h</text:span><text:span text:style-name="T6">p</text:span><text:span text:style-name="T6">p </text:span><text:span text:style-name="T6">b</text:span><text:span text:style-name="T6">u</text:span><text:span text:style-name="T6">il</text:span><text:span text:style-name="T6">d</text:span><text:span text:style-name="T6">/</text:span><text:span text:style-name="T6">m</text:span><text:span text:style-name="T6">a</text:span><text:span text:style-name="T6">i</text:span><text:span text:style-name="T6">n</text:span><text:span text:style-name="T6">.</text:span><text:span text:style-name="T6">c</text:span><text:span text:style-name="T6">p</text:span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2cm" svg:x="4cm" svg:y="12cm">
          <text:p text:style-name="P7"><text:span text:style-name="T3">$(LEX_INPUT)</text:span></text:p>
          <text:p text:style-name="P7"><text:span text:style-name="T4">analyse.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cm" svg:height="2cm" svg:x="12cm" svg:y="12cm">
          <text:p text:style-name="P7"><text:span text:style-name="T3">$(YACC_INPUT)</text:span></text:p>
          <text:p text:style-name="P7"><text:span text:style-name="T4">analyse.y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cm" svg:height="2cm" svg:x="20cm" svg:y="12cm">
          <text:p text:style-name="P7"><text:span text:style-name="T3">$(OTHER_INPUT)</text:span></text:p>
          <text:p text:style-name="P7"><text:span text:style-name="T4">Systeme.cpp Systeme.hpp </text:span></text:p>
          <text:p text:style-name="P7"><text:span text:style-name="T4">Gestion.hpp main.cpp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7cm" svg:y1="11cm" svg:x2="7cm" svg:y2="12cm">
          <text:p/>
        </draw:line>
        <draw:line draw:style-name="gr11" draw:text-style-name="P9" draw:layer="layout" svg:x1="15cm" svg:y1="11cm" svg:x2="15cm" svg:y2="12cm">
          <text:p/>
        </draw:line>
        <draw:line draw:style-name="gr12" draw:text-style-name="P9" draw:layer="layout" svg:x1="23cm" svg:y1="11cm" svg:x2="23cm" svg:y2="12cm">
          <text:p/>
        </draw:line>
        <draw:line draw:style-name="gr13" draw:text-style-name="P9" draw:layer="layout" svg:x1="23cm" svg:y1="10cm" svg:x2="23cm" svg:y2="9cm">
          <text:p/>
        </draw:line>
        <draw:line draw:style-name="gr13" draw:text-style-name="P9" draw:layer="layout" svg:x1="15cm" svg:y1="10cm" svg:x2="15cm" svg:y2="9cm">
          <text:p/>
        </draw:line>
        <draw:line draw:style-name="gr13" draw:text-style-name="P9" draw:layer="layout" svg:x1="7cm" svg:y1="10cm" svg:x2="7cm" svg:y2="9cm">
          <text:p/>
        </draw:line>
        <draw:line draw:style-name="gr11" draw:text-style-name="P9" draw:layer="layout" svg:x1="10cm" svg:y1="6cm" svg:x2="7cm" svg:y2="7cm">
          <text:p/>
        </draw:line>
        <draw:line draw:style-name="gr11" draw:text-style-name="P9" draw:layer="layout" svg:x1="15cm" svg:y1="6cm" svg:x2="15cm" svg:y2="7cm">
          <text:p/>
        </draw:line>
        <draw:line draw:style-name="gr13" draw:text-style-name="P9" draw:layer="layout" svg:x1="15cm" svg:y1="5cm" svg:x2="15cm" svg:y2="4cm">
          <text:p/>
        </draw:line>
        <draw:line draw:style-name="gr11" draw:text-style-name="P9" draw:layer="layout" svg:x1="20cm" svg:y1="6cm" svg:x2="23cm" svg:y2="7cm">
          <text:p/>
        </draw:line>
        <draw:frame draw:style-name="gr14" draw:text-style-name="P11" draw:layer="layout" svg:width="2.1cm" svg:height="0.725cm" svg:x="15cm" svg:y="4.1cm">
          <draw:text-box>
            <text:p text:style-name="P10"><text:span text:style-name="T7">Génère</text:span></text:p>
          </draw:text-box>
        </draw:frame>
        <draw:frame draw:style-name="gr15" draw:text-style-name="P13" draw:layer="layout" svg:width="2.5cm" svg:height="0.725cm" svg:x="15cm" svg:y="6.075cm">
          <draw:text-box>
            <text:p text:style-name="P12"><text:span text:style-name="T7">Nécessite</text:span></text:p>
          </draw:text-box>
        </draw:frame>
        <draw:frame draw:style-name="gr15" draw:text-style-name="P13" draw:layer="layout" svg:width="2.5cm" svg:height="0.725cm" svg:x="21.6cm" svg:y="5.975cm">
          <draw:text-box>
            <text:p text:style-name="P12"><text:span text:style-name="T7">Nécessite</text:span></text:p>
          </draw:text-box>
        </draw:frame>
        <draw:frame draw:style-name="gr15" draw:text-style-name="P13" draw:layer="layout" svg:width="2.5cm" svg:height="0.725cm" svg:x="9.1cm" svg:y="6.175cm">
          <draw:text-box>
            <text:p text:style-name="P12"><text:span text:style-name="T7">Nécessite</text:span></text:p>
          </draw:text-box>
        </draw:frame>
        <draw:frame draw:style-name="gr15" draw:text-style-name="P13" draw:layer="layout" svg:width="2.5cm" svg:height="0.725cm" svg:x="7cm" svg:y="11.1cm">
          <draw:text-box>
            <text:p text:style-name="P12"><text:span text:style-name="T7">Nécessite</text:span></text:p>
          </draw:text-box>
        </draw:frame>
        <draw:frame draw:style-name="gr15" draw:text-style-name="P13" draw:layer="layout" svg:width="2.5cm" svg:height="0.725cm" svg:x="15cm" svg:y="11.1cm">
          <draw:text-box>
            <text:p text:style-name="P12"><text:span text:style-name="T7">Nécessite</text:span></text:p>
          </draw:text-box>
        </draw:frame>
        <draw:frame draw:style-name="gr15" draw:text-style-name="P13" draw:layer="layout" svg:width="2.5cm" svg:height="0.725cm" svg:x="23cm" svg:y="11.075cm">
          <draw:text-box>
            <text:p text:style-name="P12"><text:span text:style-name="T7">Nécessite</text:span></text:p>
          </draw:text-box>
        </draw:frame>
        <draw:frame draw:style-name="gr14" draw:text-style-name="P11" draw:layer="layout" svg:width="2.1cm" svg:height="0.725cm" svg:x="15cm" svg:y="9.1cm">
          <draw:text-box>
            <text:p text:style-name="P10"><text:span text:style-name="T7">Génère</text:span></text:p>
          </draw:text-box>
        </draw:frame>
        <draw:frame draw:style-name="gr14" draw:text-style-name="P11" draw:layer="layout" svg:width="2.1cm" svg:height="0.725cm" svg:x="23cm" svg:y="9.1cm">
          <draw:text-box>
            <text:p text:style-name="P10"><text:span text:style-name="T8">Génère</text:span></text:p>
          </draw:text-box>
        </draw:frame>
        <draw:frame draw:style-name="gr14" draw:text-style-name="P11" draw:layer="layout" svg:width="2.1cm" svg:height="0.725cm" svg:x="7cm" svg:y="9.1cm">
          <draw:text-box>
            <text:p text:style-name="P10"><text:span text:style-name="T7">Génè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0:07:33.093665276</meta:creation-date>
    <dc:date>2022-07-19T10:43:53.120526204</dc:date>
    <meta:editing-duration>PT15M6S</meta:editing-duration>
    <meta:editing-cycles>3</meta:editing-cycles>
    <meta:generator>LibreOffice/6.4.7.2$Linux_X86_64 LibreOffice_project/40$Build-2</meta:generator>
    <meta:document-statistic meta:object-count="31"/>
  </office:meta>
</office:document-meta>
</file>